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zołgistek w miniówkach recenzja skrócona Gandzi...</text:p>
      <text:p text:style-name="P1"/>
      <text:p text:style-name="P1">… Bo Gandzia pozapominał poszczególne odcinki, a nie ma czasu na powtórkę.</text:p>
      <text:p text:style-name="P1"/>
      <text:p text:style-name="P1">„Girls und Panzer” to całkiem przyjemne anime od Actas. Fabuła serialu kręci się wokół drużynowych mistrzostw w walce przy użyciu czołgów, rozgrywanych między kilkoma liceami. Ponieważ w użyciu jest sprzęt pochodzący z II wojny światowej (tak zwana „broń XX wojenna”), „Girls und Panzer” można określić jako „World of Tanks” w wersji anime.</text:p>
      <text:p text:style-name="P1"/>
      <text:p text:style-name="P1">Opowiadana tu historia jest prosta i nieskomplikowana, jest tylko pretekstem do kolejnych, coraz to trudniejszych starć. Wbrew pozorom, można to uznać za zaletę – w połączeniu z dość miłym humorem, często ocierającym się o absurd („Jazda czołgiem sprawi, że będziesz dobrą matką i wspaniałą żoną”) tworzy przyjemny klimat luźnej komedii.</text:p>
      <text:p text:style-name="P1"/>
      <text:p text:style-name="P1">Bohaterki to raczej typowe dla „chińskich bajek” postaci licealistek. Zostały one wykreowane przyzwoicie i można je polubić, chociaż o wielu dość szybko zapomnimy. Są oczywiście wyjątki, choćby rewelacyjny duet Nonny i Katyushy. Do tego mamy czołgi, które stają się niejako dodatkowymi bohaterami serialu – oddane zostały z wyjątkową dbałością o szczegóły, więc nawet największy fanatyk wojsk pancernych nie powinien kręcić zbytnio nosem… No, może z wyjątkiem kilku scen, w których możliwości tych pojazdów zostały podrasowane.</text:p>
      <text:p text:style-name="P1"/>
      <text:p text:style-name="P1">No i wreszcie mamy sceny batalistyczne. Te zrobione są pomysłowo – praktycznie w każdej czołgi protagonistek są słabsze i mniej liczne, więc główne bohaterki muszą nadrabiać braki dobrą taktyką. I chociaż niektóre zagrania wydają się odrobinę nielogiczne, vide driftowanie czołgiem, to samo podejście do bitew i ich wykonanie zasługuje na uwagę.</text:p>
      <text:p text:style-name="P1"/>
      <text:p text:style-name="P1">Na koniec zostawiłem stronę techniczną – ładną kreskę, idealnie wpasowującą się w klimat anime, i przyjemną dla ucha muzykę. Ta ostatnia szczególnie zasługuje na uwagę, a to z tego powodu, że w soundtracku wykorzystano kilka pieśni wojskowych. Dość powiedzieć, że girlsundpanzerowa wersja popularnej „Katiuszy” szturmem zdobyła serca redakcji…</text:p>
      <text:p text:style-name="P1"/>
      <text:p text:style-name="P1">Z całego serca polecam zapoznanie się z „Girls und Panzer”. Wprawdzie niektórych może odrzucić dość wybiórcze podejście twórców do realizmu, a humor nie każdemu przypadnie do gustu, jednak gdy przymknie się na to oko, otrzymamy przyjemną w odbiorze, wesołą komedię. Gdyby komuś nie wystarczało 12 odcinków serii podstawowej, twórcy przygotowali kilka krótkich OVA stanowiących uzupełnienie podstawowej fabuły serialu.</text:p>
      <text:p text:style-name="P1"/>
      <text:p text:style-name="P1">Obrazki, arty i inne takie</text:p>
      <text:p text:style-name="P1"><text:a xlink:type="simple" xlink:href="http://i0.wp.com/operationrainfall.com/wp-content/uploads/2013/04/Girls-und-Panzer-Erika-001.png" text:style-name="Internet_20_link" text:visited-style-name="Visited_20_Internet_20_Link">http</text:a><text:a xlink:type="simple" xlink:href="http://i0.wp.com/operationrainfall.com/wp-content/uploads/2013/04/Girls-und-Panzer-Erika-001.png" text:style-name="Internet_20_link" text:visited-style-name="Visited_20_Internet_20_Link">://</text:a><text:a xlink:type="simple" xlink:href="http://i0.wp.com/operationrainfall.com/wp-content/uploads/2013/04/Girls-und-Panzer-Erika-001.png" text:style-name="Internet_20_link" text:visited-style-name="Visited_20_Internet_20_Link">i</text:a><text:a xlink:type="simple" xlink:href="http://i0.wp.com/operationrainfall.com/wp-content/uploads/2013/04/Girls-und-Panzer-Erika-001.png" text:style-name="Internet_20_link" text:visited-style-name="Visited_20_Internet_20_Link">0.</text:a><text:a xlink:type="simple" xlink:href="http://i0.wp.com/operationrainfall.com/wp-content/uploads/2013/04/Girls-und-Panzer-Erika-001.png" text:style-name="Internet_20_link" text:visited-style-name="Visited_20_Internet_20_Link">wp</text:a><text:a xlink:type="simple" xlink:href="http://i0.wp.com/operationrainfall.com/wp-content/uploads/2013/04/Girls-und-Panzer-Erika-001.png" text:style-name="Internet_20_link" text:visited-style-name="Visited_20_Internet_20_Link">.</text:a><text:a xlink:type="simple" xlink:href="http://i0.wp.com/operationrainfall.com/wp-content/uploads/2013/04/Girls-und-Panzer-Erika-001.png" text:style-name="Internet_20_link" text:visited-style-name="Visited_20_Internet_20_Link">com</text:a><text:a xlink:type="simple" xlink:href="http://i0.wp.com/operationrainfall.com/wp-content/uploads/2013/04/Girls-und-Panzer-Erika-001.png" text:style-name="Internet_20_link" text:visited-style-name="Visited_20_Internet_20_Link">/</text:a><text:a xlink:type="simple" xlink:href="http://i0.wp.com/operationrainfall.com/wp-content/uploads/2013/04/Girls-und-Panzer-Erika-001.png" text:style-name="Internet_20_link" text:visited-style-name="Visited_20_Internet_20_Link">operationrainfall</text:a><text:a xlink:type="simple" xlink:href="http://i0.wp.com/operationrainfall.com/wp-content/uploads/2013/04/Girls-und-Panzer-Erika-001.png" text:style-name="Internet_20_link" text:visited-style-name="Visited_20_Internet_20_Link">.</text:a><text:a xlink:type="simple" xlink:href="http://i0.wp.com/operationrainfall.com/wp-content/uploads/2013/04/Girls-und-Panzer-Erika-001.png" text:style-name="Internet_20_link" text:visited-style-name="Visited_20_Internet_20_Link">com</text:a><text:a xlink:type="simple" xlink:href="http://i0.wp.com/operationrainfall.com/wp-content/uploads/2013/04/Girls-und-Panzer-Erika-001.png" text:style-name="Internet_20_link" text:visited-style-name="Visited_20_Internet_20_Link">/</text:a><text:a xlink:type="simple" xlink:href="http://i0.wp.com/operationrainfall.com/wp-content/uploads/2013/04/Girls-und-Panzer-Erika-001.png" text:style-name="Internet_20_link" text:visited-style-name="Visited_20_Internet_20_Link">wp</text:a><text:a xlink:type="simple" xlink:href="http://i0.wp.com/operationrainfall.com/wp-content/uploads/2013/04/Girls-und-Panzer-Erika-001.png" text:style-name="Internet_20_link" text:visited-style-name="Visited_20_Internet_20_Link">-</text:a><text:a xlink:type="simple" xlink:href="http://i0.wp.com/operationrainfall.com/wp-content/uploads/2013/04/Girls-und-Panzer-Erika-001.png" text:style-name="Internet_20_link" text:visited-style-name="Visited_20_Internet_20_Link">content</text:a><text:a xlink:type="simple" xlink:href="http://i0.wp.com/operationrainfall.com/wp-content/uploads/2013/04/Girls-und-Panzer-Erika-001.png" text:style-name="Internet_20_link" text:visited-style-name="Visited_20_Internet_20_Link">/</text:a><text:a xlink:type="simple" xlink:href="http://i0.wp.com/operationrainfall.com/wp-content/uploads/2013/04/Girls-und-Panzer-Erika-001.png" text:style-name="Internet_20_link" text:visited-style-name="Visited_20_Internet_20_Link">uploads</text:a><text:a xlink:type="simple" xlink:href="http://i0.wp.com/operationrainfall.com/wp-content/uploads/2013/04/Girls-und-Panzer-Erika-001.png" text:style-name="Internet_20_link" text:visited-style-name="Visited_20_Internet_20_Link">/2013/04/</text:a><text:a xlink:type="simple" xlink:href="http://i0.wp.com/operationrainfall.com/wp-content/uploads/2013/04/Girls-und-Panzer-Erika-001.png" text:style-name="Internet_20_link" text:visited-style-name="Visited_20_Internet_20_Link">Girls</text:a><text:a xlink:type="simple" xlink:href="http://i0.wp.com/operationrainfall.com/wp-content/uploads/2013/04/Girls-und-Panzer-Erika-001.png" text:style-name="Internet_20_link" text:visited-style-name="Visited_20_Internet_20_Link">-</text:a><text:a xlink:type="simple" xlink:href="http://i0.wp.com/operationrainfall.com/wp-content/uploads/2013/04/Girls-und-Panzer-Erika-001.png" text:style-name="Internet_20_link" text:visited-style-name="Visited_20_Internet_20_Link">und</text:a><text:a xlink:type="simple" xlink:href="http://i0.wp.com/operationrainfall.com/wp-content/uploads/2013/04/Girls-und-Panzer-Erika-001.png" text:style-name="Internet_20_link" text:visited-style-name="Visited_20_Internet_20_Link">-</text:a><text:a xlink:type="simple" xlink:href="http://i0.wp.com/operationrainfall.com/wp-content/uploads/2013/04/Girls-und-Panzer-Erika-001.png" text:style-name="Internet_20_link" text:visited-style-name="Visited_20_Internet_20_Link">Panzer</text:a><text:a xlink:type="simple" xlink:href="http://i0.wp.com/operationrainfall.com/wp-content/uploads/2013/04/Girls-und-Panzer-Erika-001.png" text:style-name="Internet_20_link" text:visited-style-name="Visited_20_Internet_20_Link">-</text:a><text:a xlink:type="simple" xlink:href="http://i0.wp.com/operationrainfall.com/wp-content/uploads/2013/04/Girls-und-Panzer-Erika-001.png" text:style-name="Internet_20_link" text:visited-style-name="Visited_20_Internet_20_Link">Erika</text:a><text:a xlink:type="simple" xlink:href="http://i0.wp.com/operationrainfall.com/wp-content/uploads/2013/04/Girls-und-Panzer-Erika-001.png" text:style-name="Internet_20_link" text:visited-style-name="Visited_20_Internet_20_Link">-001.</text:a><text:a xlink:type="simple" xlink:href="http://i0.wp.com/operationrainfall.com/wp-content/uploads/2013/04/Girls-und-Panzer-Erika-001.png" text:style-name="Internet_20_link" text:visited-style-name="Visited_20_Internet_20_Link">png</text:a></text:p>
      <text:p text:style-name="P1">Źródło: <text:a xlink:type="simple" xlink:href="http://operationrainfall.com/2013/05/03/girls-und-panzer-ep-11-battle-fierce/" text:style-name="Internet_20_link" text:visited-style-name="Visited_20_Internet_20_Link">http</text:a><text:a xlink:type="simple" xlink:href="http://operationrainfall.com/2013/05/03/girls-und-panzer-ep-11-battle-fierce/" text:style-name="Internet_20_link" text:visited-style-name="Visited_20_Internet_20_Link">://</text:a><text:a xlink:type="simple" xlink:href="http://operationrainfall.com/2013/05/03/girls-und-panzer-ep-11-battle-fierce/" text:style-name="Internet_20_link" text:visited-style-name="Visited_20_Internet_20_Link">operationrainfall</text:a><text:a xlink:type="simple" xlink:href="http://operationrainfall.com/2013/05/03/girls-und-panzer-ep-11-battle-fierce/" text:style-name="Internet_20_link" text:visited-style-name="Visited_20_Internet_20_Link">.</text:a><text:a xlink:type="simple" xlink:href="http://operationrainfall.com/2013/05/03/girls-und-panzer-ep-11-battle-fierce/" text:style-name="Internet_20_link" text:visited-style-name="Visited_20_Internet_20_Link">com</text:a><text:a xlink:type="simple" xlink:href="http://operationrainfall.com/2013/05/03/girls-und-panzer-ep-11-battle-fierce/" text:style-name="Internet_20_link" text:visited-style-name="Visited_20_Internet_20_Link">/2013/05/03/</text:a><text:a xlink:type="simple" xlink:href="http://operationrainfall.com/2013/05/03/girls-und-panzer-ep-11-battle-fierce/" text:style-name="Internet_20_link" text:visited-style-name="Visited_20_Internet_20_Link">girls</text:a><text:a xlink:type="simple" xlink:href="http://operationrainfall.com/2013/05/03/girls-und-panzer-ep-11-battle-fierce/" text:style-name="Internet_20_link" text:visited-style-name="Visited_20_Internet_20_Link">-</text:a><text:a xlink:type="simple" xlink:href="http://operationrainfall.com/2013/05/03/girls-und-panzer-ep-11-battle-fierce/" text:style-name="Internet_20_link" text:visited-style-name="Visited_20_Internet_20_Link">und</text:a><text:a xlink:type="simple" xlink:href="http://operationrainfall.com/2013/05/03/girls-und-panzer-ep-11-battle-fierce/" text:style-name="Internet_20_link" text:visited-style-name="Visited_20_Internet_20_Link">-</text:a><text:a xlink:type="simple" xlink:href="http://operationrainfall.com/2013/05/03/girls-und-panzer-ep-11-battle-fierce/" text:style-name="Internet_20_link" text:visited-style-name="Visited_20_Internet_20_Link">panzer</text:a><text:a xlink:type="simple" xlink:href="http://operationrainfall.com/2013/05/03/girls-und-panzer-ep-11-battle-fierce/" text:style-name="Internet_20_link" text:visited-style-name="Visited_20_Internet_20_Link">-</text:a><text:a xlink:type="simple" xlink:href="http://operationrainfall.com/2013/05/03/girls-und-panzer-ep-11-battle-fierce/" text:style-name="Internet_20_link" text:visited-style-name="Visited_20_Internet_20_Link">ep</text:a><text:a xlink:type="simple" xlink:href="http://operationrainfall.com/2013/05/03/girls-und-panzer-ep-11-battle-fierce/" text:style-name="Internet_20_link" text:visited-style-name="Visited_20_Internet_20_Link">-11-</text:a><text:a xlink:type="simple" xlink:href="http://operationrainfall.com/2013/05/03/girls-und-panzer-ep-11-battle-fierce/" text:style-name="Internet_20_link" text:visited-style-name="Visited_20_Internet_20_Link">battle</text:a><text:a xlink:type="simple" xlink:href="http://operationrainfall.com/2013/05/03/girls-und-panzer-ep-11-battle-fierce/" text:style-name="Internet_20_link" text:visited-style-name="Visited_20_Internet_20_Link">-</text:a><text:a xlink:type="simple" xlink:href="http://operationrainfall.com/2013/05/03/girls-und-panzer-ep-11-battle-fierce/" text:style-name="Internet_20_link" text:visited-style-name="Visited_20_Internet_20_Link">fierce</text:a><text:a xlink:type="simple" xlink:href="http://operationrainfall.com/2013/05/03/girls-und-panzer-ep-11-battle-fierce/" text:style-name="Internet_20_link" text:visited-style-name="Visited_20_Internet_20_Link">/</text:a></text:p>
      <text:p text:style-name="P1"/>
      <text:p text:style-name="P1"><text:a xlink:type="simple" xlink:href="http://vignette2.wikia.nocookie.net/gup/images/5/53/RabbitTeamM3Pink01.jpg/revision/latest?cb=20121220152142" text:style-name="Internet_20_link" text:visited-style-name="Visited_20_Internet_20_Link">http</text:a><text:a xlink:type="simple" xlink:href="http://vignette2.wikia.nocookie.net/gup/images/5/53/RabbitTeamM3Pink01.jpg/revision/latest?cb=20121220152142" text:style-name="Internet_20_link" text:visited-style-name="Visited_20_Internet_20_Link">://</text:a><text:a xlink:type="simple" xlink:href="http://vignette2.wikia.nocookie.net/gup/images/5/53/RabbitTeamM3Pink01.jpg/revision/latest?cb=20121220152142" text:style-name="Internet_20_link" text:visited-style-name="Visited_20_Internet_20_Link">vignette</text:a><text:a xlink:type="simple" xlink:href="http://vignette2.wikia.nocookie.net/gup/images/5/53/RabbitTeamM3Pink01.jpg/revision/latest?cb=20121220152142" text:style-name="Internet_20_link" text:visited-style-name="Visited_20_Internet_20_Link">2.</text:a><text:a xlink:type="simple" xlink:href="http://vignette2.wikia.nocookie.net/gup/images/5/53/RabbitTeamM3Pink01.jpg/revision/latest?cb=20121220152142" text:style-name="Internet_20_link" text:visited-style-name="Visited_20_Internet_20_Link">wikia</text:a><text:a xlink:type="simple" xlink:href="http://vignette2.wikia.nocookie.net/gup/images/5/53/RabbitTeamM3Pink01.jpg/revision/latest?cb=20121220152142" text:style-name="Internet_20_link" text:visited-style-name="Visited_20_Internet_20_Link">.</text:a><text:a xlink:type="simple" xlink:href="http://vignette2.wikia.nocookie.net/gup/images/5/53/RabbitTeamM3Pink01.jpg/revision/latest?cb=20121220152142" text:style-name="Internet_20_link" text:visited-style-name="Visited_20_Internet_20_Link">nocookie</text:a><text:a xlink:type="simple" xlink:href="http://vignette2.wikia.nocookie.net/gup/images/5/53/RabbitTeamM3Pink01.jpg/revision/latest?cb=20121220152142" text:style-name="Internet_20_link" text:visited-style-name="Visited_20_Internet_20_Link">.</text:a><text:a xlink:type="simple" xlink:href="http://vignette2.wikia.nocookie.net/gup/images/5/53/RabbitTeamM3Pink01.jpg/revision/latest?cb=20121220152142" text:style-name="Internet_20_link" text:visited-style-name="Visited_20_Internet_20_Link">net</text:a><text:a xlink:type="simple" xlink:href="http://vignette2.wikia.nocookie.net/gup/images/5/53/RabbitTeamM3Pink01.jpg/revision/latest?cb=20121220152142" text:style-name="Internet_20_link" text:visited-style-name="Visited_20_Internet_20_Link">/</text:a><text:a xlink:type="simple" xlink:href="http://vignette2.wikia.nocookie.net/gup/images/5/53/RabbitTeamM3Pink01.jpg/revision/latest?cb=20121220152142" text:style-name="Internet_20_link" text:visited-style-name="Visited_20_Internet_20_Link">gup</text:a><text:a xlink:type="simple" xlink:href="http://vignette2.wikia.nocookie.net/gup/images/5/53/RabbitTeamM3Pink01.jpg/revision/latest?cb=20121220152142" text:style-name="Internet_20_link" text:visited-style-name="Visited_20_Internet_20_Link">/</text:a><text:a xlink:type="simple" xlink:href="http://vignette2.wikia.nocookie.net/gup/images/5/53/RabbitTeamM3Pink01.jpg/revision/latest?cb=20121220152142" text:style-name="Internet_20_link" text:visited-style-name="Visited_20_Internet_20_Link">images</text:a><text:a xlink:type="simple" xlink:href="http://vignette2.wikia.nocookie.net/gup/images/5/53/RabbitTeamM3Pink01.jpg/revision/latest?cb=20121220152142" text:style-name="Internet_20_link" text:visited-style-name="Visited_20_Internet_20_Link">/5/53/</text:a><text:a xlink:type="simple" xlink:href="http://vignette2.wikia.nocookie.net/gup/images/5/53/RabbitTeamM3Pink01.jpg/revision/latest?cb=20121220152142" text:style-name="Internet_20_link" text:visited-style-name="Visited_20_Internet_20_Link">RabbitTeamM</text:a><text:a xlink:type="simple" xlink:href="http://vignette2.wikia.nocookie.net/gup/images/5/53/RabbitTeamM3Pink01.jpg/revision/latest?cb=20121220152142" text:style-name="Internet_20_link" text:visited-style-name="Visited_20_Internet_20_Link">3</text:a><text:a xlink:type="simple" xlink:href="http://vignette2.wikia.nocookie.net/gup/images/5/53/RabbitTeamM3Pink01.jpg/revision/latest?cb=20121220152142" text:style-name="Internet_20_link" text:visited-style-name="Visited_20_Internet_20_Link">Pink</text:a><text:a xlink:type="simple" xlink:href="http://vignette2.wikia.nocookie.net/gup/images/5/53/RabbitTeamM3Pink01.jpg/revision/latest?cb=20121220152142" text:style-name="Internet_20_link" text:visited-style-name="Visited_20_Internet_20_Link">01.</text:a><text:a xlink:type="simple" xlink:href="http://vignette2.wikia.nocookie.net/gup/images/5/53/RabbitTeamM3Pink01.jpg/revision/latest?cb=20121220152142" text:style-name="Internet_20_link" text:visited-style-name="Visited_20_Internet_20_Link">jpg</text:a><text:a xlink:type="simple" xlink:href="http://vignette2.wikia.nocookie.net/gup/images/5/53/RabbitTeamM3Pink01.jpg/revision/latest?cb=20121220152142" text:style-name="Internet_20_link" text:visited-style-name="Visited_20_Internet_20_Link">/</text:a><text:a xlink:type="simple" xlink:href="http://vignette2.wikia.nocookie.net/gup/images/5/53/RabbitTeamM3Pink01.jpg/revision/latest?cb=20121220152142" text:style-name="Internet_20_link" text:visited-style-name="Visited_20_Internet_20_Link">revision</text:a><text:a xlink:type="simple" xlink:href="http://vignette2.wikia.nocookie.net/gup/images/5/53/RabbitTeamM3Pink01.jpg/revision/latest?cb=20121220152142" text:style-name="Internet_20_link" text:visited-style-name="Visited_20_Internet_20_Link">/</text:a><text:a xlink:type="simple" xlink:href="http://vignette2.wikia.nocookie.net/gup/images/5/53/RabbitTeamM3Pink01.jpg/revision/latest?cb=20121220152142" text:style-name="Internet_20_link" text:visited-style-name="Visited_20_Internet_20_Link">latest</text:a><text:a xlink:type="simple" xlink:href="http://vignette2.wikia.nocookie.net/gup/images/5/53/RabbitTeamM3Pink01.jpg/revision/latest?cb=20121220152142" text:style-name="Internet_20_link" text:visited-style-name="Visited_20_Internet_20_Link">?</text:a><text:a xlink:type="simple" xlink:href="http://vignette2.wikia.nocookie.net/gup/images/5/53/RabbitTeamM3Pink01.jpg/revision/latest?cb=20121220152142" text:style-name="Internet_20_link" text:visited-style-name="Visited_20_Internet_20_Link">cb</text:a><text:a xlink:type="simple" xlink:href="http://vignette2.wikia.nocookie.net/gup/images/5/53/RabbitTeamM3Pink01.jpg/revision/latest?cb=20121220152142" text:style-name="Internet_20_link" text:visited-style-name="Visited_20_Internet_20_Link">=20121220152142</text:a></text:p>
      <text:p text:style-name="P1">Źródło: <text:a xlink:type="simple" xlink:href="http://gup.wikia.com/wiki/File:RabbitTeamM3Pink01.jpg" text:style-name="Internet_20_link" text:visited-style-name="Visited_20_Internet_20_Link">http</text:a><text:a xlink:type="simple" xlink:href="http://gup.wikia.com/wiki/File:RabbitTeamM3Pink01.jpg" text:style-name="Internet_20_link" text:visited-style-name="Visited_20_Internet_20_Link">://</text:a><text:a xlink:type="simple" xlink:href="http://gup.wikia.com/wiki/File:RabbitTeamM3Pink01.jpg" text:style-name="Internet_20_link" text:visited-style-name="Visited_20_Internet_20_Link">gup</text:a><text:a xlink:type="simple" xlink:href="http://gup.wikia.com/wiki/File:RabbitTeamM3Pink01.jpg" text:style-name="Internet_20_link" text:visited-style-name="Visited_20_Internet_20_Link">.</text:a><text:a xlink:type="simple" xlink:href="http://gup.wikia.com/wiki/File:RabbitTeamM3Pink01.jpg" text:style-name="Internet_20_link" text:visited-style-name="Visited_20_Internet_20_Link">wikia</text:a><text:a xlink:type="simple" xlink:href="http://gup.wikia.com/wiki/File:RabbitTeamM3Pink01.jpg" text:style-name="Internet_20_link" text:visited-style-name="Visited_20_Internet_20_Link">.</text:a><text:a xlink:type="simple" xlink:href="http://gup.wikia.com/wiki/File:RabbitTeamM3Pink01.jpg" text:style-name="Internet_20_link" text:visited-style-name="Visited_20_Internet_20_Link">com</text:a><text:a xlink:type="simple" xlink:href="http://gup.wikia.com/wiki/File:RabbitTeamM3Pink01.jpg" text:style-name="Internet_20_link" text:visited-style-name="Visited_20_Internet_20_Link">/</text:a><text:a xlink:type="simple" xlink:href="http://gup.wikia.com/wiki/File:RabbitTeamM3Pink01.jpg" text:style-name="Internet_20_link" text:visited-style-name="Visited_20_Internet_20_Link">wiki</text:a><text:a xlink:type="simple" xlink:href="http://gup.wikia.com/wiki/File:RabbitTeamM3Pink01.jpg" text:style-name="Internet_20_link" text:visited-style-name="Visited_20_Internet_20_Link">/</text:a><text:a xlink:type="simple" xlink:href="http://gup.wikia.com/wiki/File:RabbitTeamM3Pink01.jpg" text:style-name="Internet_20_link" text:visited-style-name="Visited_20_Internet_20_Link">File</text:a><text:a xlink:type="simple" xlink:href="http://gup.wikia.com/wiki/File:RabbitTeamM3Pink01.jpg" text:style-name="Internet_20_link" text:visited-style-name="Visited_20_Internet_20_Link">:</text:a><text:a xlink:type="simple" xlink:href="http://gup.wikia.com/wiki/File:RabbitTeamM3Pink01.jpg" text:style-name="Internet_20_link" text:visited-style-name="Visited_20_Internet_20_Link">RabbitTeamM</text:a><text:a xlink:type="simple" xlink:href="http://gup.wikia.com/wiki/File:RabbitTeamM3Pink01.jpg" text:style-name="Internet_20_link" text:visited-style-name="Visited_20_Internet_20_Link">3</text:a><text:a xlink:type="simple" xlink:href="http://gup.wikia.com/wiki/File:RabbitTeamM3Pink01.jpg" text:style-name="Internet_20_link" text:visited-style-name="Visited_20_Internet_20_Link">Pink</text:a><text:a xlink:type="simple" xlink:href="http://gup.wikia.com/wiki/File:RabbitTeamM3Pink01.jpg" text:style-name="Internet_20_link" text:visited-style-name="Visited_20_Internet_20_Link">01.</text:a><text:a xlink:type="simple" xlink:href="http://gup.wikia.com/wiki/File:RabbitTeamM3Pink01.jpg" text:style-name="Internet_20_link" text:visited-style-name="Visited_20_Internet_20_Link">jpg</text:a></text:p>
      <text:p text:style-name="P1">Opcjonalny podpis: Gdzieś jakiś miłośnik broni pancernej dostał zawału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5-27T21:17:45.116000000</dc:date>
    <meta:editing-duration>PT50M5S</meta:editing-duration>
    <meta:document-statistic meta:table-count="0" meta:image-count="0" meta:object-count="0" meta:page-count="1" meta:paragraph-count="14" meta:word-count="368" meta:character-count="2881" meta:non-whitespace-character-count="2523"/>
  </office:meta>
</office:document-meta>
</file>